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975e" officeooo:paragraph-rsid="0007975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975e" officeooo:paragraph-rsid="000797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975e" officeooo:paragraph-rsid="0007975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7975e" officeooo:paragraph-rsid="000797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7975e" officeooo:paragraph-rsid="0007975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7975e" officeooo:paragraph-rsid="0007975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975e" officeooo:paragraph-rsid="0007975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975e" officeooo:paragraph-rsid="0007975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7975e" officeooo:paragraph-rsid="0007975e" style:font-size-asian="14pt" style:font-weight-asian="bold" style:font-size-complex="14pt" style:font-weight-complex="bold"/>
    </style:style>
    <style:style style:name="T1" style:family="text">
      <style:text-properties officeooo:rsid="00092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de projet d'ALGAV</text:p>
      <text:p text:style-name="P1"/>
      <text:p text:style-name="P4">Equipe : ??? Vanessa et LENOIR Boris</text:p>
      <text:p text:style-name="P4"/>
      <text:p text:style-name="P9">I / Présentation</text:p>
      <text:p text:style-name="P8"/>
      <text:p text:style-name="P5">1) Patricia-Tries</text:p>
      <text:p text:style-name="P5"/>
      <text:p text:style-name="P3">1 - </text:p>
      <text:p text:style-name="P3"/>
      <text:p text:style-name="P9">II / Fonctions avancées</text:p>
      <text:p text:style-name="P9"/>
      <text:p text:style-name="P6">3) Fonctions complexes</text:p>
      <text:p text:style-name="P6"/>
      <text:p text:style-name="P2">7 -</text:p>
      <text:p text:style-name="P2"/>
      <text:p text:style-name="P2">9 - </text:p>
      <text:p text:style-name="P2"/>
      <text:p text:style-name="P6">4) Complexités</text:p>
      <text:p text:style-name="P6"/>
      <text:p text:style-name="P2">10 – <text:span text:style-name="T1">Hybrid Tries :</text:span></text:p>
      <text:p text:style-name="P2"><text:tab/></text:p>
      <text:p text:style-name="P2"/>
      <text:p text:style-name="P6">4) Etude expérimentale</text:p>
      <text:p text:style-name="P6"/>
      <text:p text:style-name="P2">12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IR </meta:initial-creator>
    <meta:creation-date>2016-12-02T15:40:42.875630109</meta:creation-date>
    <meta:generator>LibreOffice/4.3.3.2$Linux_X86_64 LibreOffice_project/430m0$Build-2</meta:generator>
    <dc:date>2016-12-02T15:51:04.839492019</dc:date>
    <dc:creator>LENOIR </dc:creator>
    <meta:editing-duration>PT9M5S</meta:editing-duration>
    <meta:editing-cycles>2</meta:editing-cycles>
    <meta:document-statistic meta:table-count="0" meta:image-count="0" meta:object-count="0" meta:page-count="1" meta:paragraph-count="14" meta:word-count="40" meta:character-count="210" meta:non-whitespace-character-count="179"/>
  </office:meta>
</office:document-meta>
</file>